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72cm"/>
    </style:style>
    <style:style style:name="co3" style:family="table-column">
      <style:table-column-properties fo:break-before="auto" style:column-width="15.002cm"/>
    </style:style>
    <style:style style:name="co4" style:family="table-column">
      <style:table-column-properties fo:break-before="auto" style:column-width="11.615cm"/>
    </style:style>
    <style:style style:name="co5" style:family="table-column">
      <style:table-column-properties fo:break-before="auto" style:column-width="12.7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style:text-outline="false" style:text-line-through-style="none" style:text-line-through-type="none" style:font-name="Liberation Sans" fo:font-size="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8pt" style:language-asian="zh" style:country-asian="CN" style:font-style-asian="normal" style:font-weight-asian="normal" style:font-name-complex="Arial Unicode M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ss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OpenSea</text:p>
          </table:table-cell>
          <table:table-cell office:value-type="string" calcext:value-type="string">
            <text:p>Zora</text:p>
          </table:table-cell>
          <table:table-cell office:value-type="string" calcext:value-type="string">
            <text:p>Rarible</text:p>
          </table:table-cell>
        </table:table-row>
        <table:table-row table:style-name="ro1">
          <table:table-cell office:value-type="string" calcext:value-type="string">
            <text:p>useAsset</text:p>
          </table:table-cell>
          <table:table-cell office:value-type="string" calcext:value-type="string">
            <text:p>is_verified</text:p>
          </table:table-cell>
          <table:table-cell office:value-type="string" calcext:value-type="string">
            <text:p>['approved', 'verified'].includes(openSeaResponse.collection?.safelist_request_status ?? '',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_order_weth</text:p>
          </table:table-cell>
          <table:table-cell office:value-type="string" calcext:value-type="string">
            <text:p>isSameAddress(desktopOrder?.paymentToken ?? '', WNATIVE_ADDRES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_collection_weth</text:p>
          </table:table-cell>
          <table:table-cell office:value-type="string" calcext:value-type="string">
            <text:p>openSeaResponse.collection.payment_tokens.some(currySameAddress(WNATIVE_ADDRESS))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_owner</text:p>
          </table:table-cell>
          <table:table-cell office:value-type="string" calcext:value-type="string">
            <text:p>openSeaResponse.top_ownerships.some((item) =&gt; isSameAddress(item.owner.address, account))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_auction</text:p>
          </table:table-cell>
          <table:table-cell office:value-type="string" calcext:value-type="string">
            <text:p>date.parse(`${openSeaResponse.endTime ?? ''}Z`) &gt; Date.now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age_url</text:p>
          </table:table-cell>
          <table:table-cell office:value-type="string" calcext:value-type="string">
            <text:p>openSeaResponse.imageUrl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sset_contract</text:p>
          </table:table-cell>
          <table:table-cell office:value-type="string" calcext:value-type="string">
            <text:p>openSeaResponse.assetContra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rrent_price</text:p>
          </table:table-cell>
          <table:table-cell office:value-type="string" calcext:value-type="string">
            <text:p>desktopOrder ? new BigNumber(getOrderUnitPrice(desktopOrder) ?? 0).toNumber() : null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rrent_symbol</text:p>
          </table:table-cell>
          <table:table-cell office:value-type="string" calcext:value-type="string">
            <text:p>desktopOrder?.paymentTokenContract?.symbol ?? 'ETH'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owner: {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...openSeaResponse.owner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24"/>link</text:p>
          </table:table-cell>
          <table:table-cell office:value-type="string" calcext:value-type="string">
            <text:p>`${OpenSeaAccountURL}${ <text:s text:c="6"/>openSeaResponse.owner?.user?.username ?? openSeaResponse.owner.address ?? '' <text:s/>}`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12"/>},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reator : {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4"/>...openSeaResponse.creator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24"/>link: </text:p>
          </table:table-cell>
          <table:table-cell office:value-type="string" calcext:value-type="string">
            <text:p>`${OpenSeaAccountURL}${ openSeaResponse.creator?.user?.username ?? openSeaResponse.creator?.address ?? ''}`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24"/>}`,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ken_id</text:p>
          </table:table-cell>
          <table:table-cell office:value-type="string" calcext:value-type="string">
            <text:p>openSeaResponse.tokenId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ken_address: </text:p>
          </table:table-cell>
          <table:table-cell office:value-type="string" calcext:value-type="string">
            <text:p>openSeaResponse.tokenAddress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its:</text:p>
          </table:table-cell>
          <table:table-cell office:value-type="string" calcext:value-type="string">
            <text:p>openSeaResponse.traits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felist_request_status</text:p>
          </table:table-cell>
          <table:table-cell office:value-type="string" calcext:value-type="string">
            <text:p>openSeaResponse.collection?.safelist_request_status ?? ''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openSeaResponse.description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me: </text:p>
          </table:table-cell>
          <table:table-cell office:value-type="string" calcext:value-type="string">
            <text:p>openSeaResponse.name ?? openSeaResponse.collection.name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lection_name</text:p>
          </table:table-cell>
          <table:table-cell office:value-type="string" calcext:value-type="string">
            <text:p>openSeaResponse.collection.name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imation_url</text:p>
          </table:table-cell>
          <table:table-cell office:value-type="string" calcext:value-type="string">
            <text:p>openSeaResponse.animation_url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d_time</text:p>
          </table:table-cell>
          <table:table-cell office:value-type="string" calcext:value-type="string">
            <text:p>desktopOrder ? toDate(Number.parseInt(desktopOrder.listingTime as unknown as string, 10)) <text:s/>: null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der_payment_tokens</text:p>
          </table:table-cell>
          <table:table-cell office:value-type="string" calcext:value-type="string">
            <text:p>desktopOrder?.paymentTokenContract ? [toTokenDetailed(chainId, desktopOrder.paymentTokenContract)] : [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ffer_payment_tokens</text:p>
          </table:table-cell>
          <table:table-cell table:style-name="ce2" office:value-type="string" calcext:value-type="string">
            <text:p>uniqBy( openSeaResponse.collection.payment_tokens.map((x) =&gt; toTokenDetailed(chainId, x)), (x) =&gt; x.address.toLowerCase(),).filter((x) =&gt; x.type === EthereumTokenType.ERC20)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der_</text:p>
          </table:table-cell>
          <table:table-cell table:style-name="ce2" office:value-type="string" calcext:value-type="string">
            <text:p>desktopOrd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lug</text:p>
          </table:table-cell>
          <table:table-cell office:value-type="string" calcext:value-type="string">
            <text:p>openSeaResponse.collection.slug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sponse_</text:p>
          </table:table-cell>
          <table:table-cell office:value-type="string" calcext:value-type="string">
            <text:p>openSeaResponse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rders_Offers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NFTOrder</text:p>
          </table:table-cell>
          <table:table-cell table:style-name="ce5" office:value-type="string" calcext:value-type="string">
            <text:p>Opensea</text:p>
          </table:table-cell>
          <table:table-cell table:style-name="ce5" office:value-type="string" calcext:value-type="string">
            <text:p>Rarible</text:p>
          </table:table-cell>
          <table:table-cell office:value-type="string" calcext:value-type="string">
            <text:p>Zora</text:p>
          </table:table-cell>
        </table:table-row>
        <table:table-row table:style-name="ro1">
          <table:table-cell/>
          <table:table-cell office:value-type="string" calcext:value-type="string">
            <text:p>{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new BigNumber(order.quantity).toNumber(),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irationTime</text:p>
          </table:table-cell>
          <table:table-cell office:value-type="string" calcext:value-type="string">
            <text:p>order.side === OrderSide.Sell ? order.listingTime: order.expirationTime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ymentTokenContract</text:p>
          </table:table-cell>
          <table:table-cell office:value-type="string" calcext:value-type="string">
            <text:p>order.paymentTokenContract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sh</text:p>
          </table:table-cell>
          <table:table-cell office:value-type="string" calcext:value-type="string">
            <text:p>order.hash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itPrice,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dPrice,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ymentToken</text:p>
          </table:table-cell>
          <table:table-cell office:value-type="string" calcext:value-type="string">
            <text:p>order.paymentToken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kerAccount</text:p>
          </table:table-cell>
          <table:table-cell office:value-type="string" calcext:value-type="string">
            <text:p>{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{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name</text:p>
          </table:table-cell>
          <table:table-cell office:value-type="string" calcext:value-type="string">
            <text:p>order.makerAccount?.user?.username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order.makerAccount?.address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file_img_url</text:p>
          </table:table-cell>
          <table:table-cell office:value-type="string" calcext:value-type="string">
            <text:p>(order.makerAccount as OpenSeaCustomAccount)?.profile_img_url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office:value-type="string" calcext:value-type="string">
            <text:p>`${OpenSeaAccountURL}${order.makerAccount?.user?.username ?? order.makerAccount?.address}`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unitPrice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dPrice?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kerAccount</text:p>
          </table:table-cell>
          <table:table-cell office:value-type="string" calcext:value-type="string">
            <text:p>{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?</text:p>
          </table:table-cell>
          <table:table-cell office:value-type="string" calcext:value-type="string">
            <text:p>{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name?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dress?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file_img_url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sh?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uantity?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pirationTime?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ymentTokenContract?</text:p>
          </table:table-cell>
          <table:table-cell office:value-type="string" calcext:value-type="string">
            <text:p>OpenSeaFungibleTok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ymentToken?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</table:table>
      <table:table table:name="Event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 style:data-style-name="N2" text:time-value="07:42:12.52760641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15T07:48:22.239783281</meta:creation-date>
    <dc:date>2021-10-07T10:45:41.305642805</dc:date>
    <meta:editing-duration>P1DT11H38M57S</meta:editing-duration>
    <meta:editing-cycles>3</meta:editing-cycles>
    <meta:generator>LibreOffice/7.2.0.4$MacOSX_X86_64 LibreOffice_project/9a9c6381e3f7a62afc1329bd359cc48accb6435b</meta:generator>
    <meta:document-statistic meta:table-count="3" meta:cell-count="121" meta:object-count="0"/>
  </office:meta>
</office:document-meta>
</file>